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4af4" officeooo:paragraph-rsid="001e4af4"/>
    </style:style>
    <style:style style:name="P2" style:family="paragraph" style:parent-style-name="Standard">
      <style:text-properties officeooo:rsid="0020412d" officeooo:paragraph-rsid="0020412d"/>
    </style:style>
    <style:style style:name="P3" style:family="paragraph" style:parent-style-name="Standard">
      <style:text-properties officeooo:rsid="00266e15" officeooo:paragraph-rsid="00266e15"/>
    </style:style>
    <style:style style:name="P4" style:family="paragraph" style:parent-style-name="Standard">
      <style:text-properties officeooo:rsid="0028782e" officeooo:paragraph-rsid="0028782e"/>
    </style:style>
    <style:style style:name="P5" style:family="paragraph" style:parent-style-name="Standard">
      <style:text-properties officeooo:rsid="00294410" officeooo:paragraph-rsid="00294410"/>
    </style:style>
    <style:style style:name="P6" style:family="paragraph" style:parent-style-name="Standard">
      <style:text-properties officeooo:rsid="002b2182" officeooo:paragraph-rsid="002b2182"/>
    </style:style>
    <style:style style:name="P7" style:family="paragraph" style:parent-style-name="Standard">
      <style:text-properties officeooo:rsid="002bf592" officeooo:paragraph-rsid="002bf592"/>
    </style:style>
    <style:style style:name="P8" style:family="paragraph" style:parent-style-name="Standard">
      <style:text-properties officeooo:rsid="002dec1a" officeooo:paragraph-rsid="002dec1a"/>
    </style:style>
    <style:style style:name="P9" style:family="paragraph" style:parent-style-name="Standard">
      <style:text-properties officeooo:rsid="002fa989" officeooo:paragraph-rsid="002fa989"/>
    </style:style>
    <style:style style:name="P10" style:family="paragraph" style:parent-style-name="Standard">
      <style:text-properties officeooo:rsid="003066f4" officeooo:paragraph-rsid="003066f4"/>
    </style:style>
    <style:style style:name="P11" style:family="paragraph" style:parent-style-name="Standard">
      <style:text-properties officeooo:rsid="0030992c" officeooo:paragraph-rsid="0030992c"/>
    </style:style>
    <style:style style:name="P12" style:family="paragraph" style:parent-style-name="Standard">
      <style:text-properties officeooo:rsid="00346094" officeooo:paragraph-rsid="00346094"/>
    </style:style>
    <style:style style:name="P13" style:family="paragraph" style:parent-style-name="Standard">
      <style:text-properties officeooo:rsid="0034bc78" officeooo:paragraph-rsid="0034bc78"/>
    </style:style>
    <style:style style:name="P14" style:family="paragraph" style:parent-style-name="Standard">
      <style:text-properties officeooo:rsid="003737bf" officeooo:paragraph-rsid="003737bf"/>
    </style:style>
    <style:style style:name="P15" style:family="paragraph" style:parent-style-name="Standard">
      <style:text-properties officeooo:rsid="003b6b03" officeooo:paragraph-rsid="003b6b03"/>
    </style:style>
    <style:style style:name="P16" style:family="paragraph" style:parent-style-name="Standard">
      <style:text-properties officeooo:rsid="0035587f" officeooo:paragraph-rsid="0035587f"/>
    </style:style>
    <style:style style:name="P17" style:family="paragraph" style:parent-style-name="Standard">
      <style:text-properties officeooo:rsid="003cefe6" officeooo:paragraph-rsid="003cefe6"/>
    </style:style>
    <style:style style:name="P18" style:family="paragraph" style:parent-style-name="Standard">
      <style:text-properties officeooo:rsid="003e79bf" officeooo:paragraph-rsid="003e79bf"/>
    </style:style>
    <style:style style:name="P19" style:family="paragraph" style:parent-style-name="Preformatted_20_Text">
      <style:text-properties officeooo:rsid="0020412d" officeooo:paragraph-rsid="0020412d"/>
    </style:style>
    <style:style style:name="P20" style:family="paragraph" style:parent-style-name="Preformatted_20_Text">
      <style:paragraph-properties fo:margin-top="0in" fo:margin-bottom="0.1965in" style:contextual-spacing="false"/>
    </style:style>
    <style:style style:name="P21" style:family="paragraph" style:parent-style-name="Standard">
      <style:text-properties officeooo:rsid="003e79bf" officeooo:paragraph-rsid="003e79bf"/>
    </style:style>
    <style:style style:name="P22" style:family="paragraph" style:parent-style-name="Standard">
      <style:text-properties officeooo:rsid="003feead" officeooo:paragraph-rsid="003feead"/>
    </style:style>
    <style:style style:name="T1" style:family="text">
      <style:text-properties officeooo:rsid="0021aed7"/>
    </style:style>
    <style:style style:name="T2" style:family="text">
      <style:text-properties officeooo:rsid="0022a8c3"/>
    </style:style>
    <style:style style:name="T3" style:family="text">
      <style:text-properties officeooo:rsid="0023f772"/>
    </style:style>
    <style:style style:name="T4" style:family="text">
      <style:text-properties officeooo:rsid="0024a14d"/>
    </style:style>
    <style:style style:name="T5" style:family="text">
      <style:text-properties officeooo:rsid="0024c637"/>
    </style:style>
    <style:style style:name="T6" style:family="text">
      <style:text-properties officeooo:rsid="00255023"/>
    </style:style>
    <style:style style:name="T7" style:family="text">
      <style:text-properties officeooo:rsid="002cff1f"/>
    </style:style>
    <style:style style:name="T8" style:family="text">
      <style:text-properties officeooo:rsid="0032841f"/>
    </style:style>
    <style:style style:name="T9" style:family="text">
      <style:text-properties officeooo:rsid="0035587f"/>
    </style:style>
    <style:style style:name="T10" style:family="text">
      <style:text-properties officeooo:rsid="003737bf"/>
    </style:style>
    <style:style style:name="T11" style:family="text">
      <style:text-properties officeooo:rsid="00374c47"/>
    </style:style>
    <style:style style:name="T12" style:family="text">
      <style:text-properties officeooo:rsid="00391306"/>
    </style:style>
    <style:style style:name="T13" style:family="text">
      <style:text-properties officeooo:rsid="003b0f0f"/>
    </style:style>
    <style:style style:name="T14" style:family="text">
      <style:text-properties officeooo:rsid="003f194f"/>
    </style:style>
    <style:style style:name="T15" style:family="text">
      <style:text-properties officeooo:rsid="003fee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3:</text:p>
      <text:p text:style-name="P1">Note:</text:p>
      <text:p text:style-name="P2">- Xác định loại của interface:</text:p>
      <text:p text:style-name="P2"><text:tab/><text:span text:style-name="T1">c1:</text:span></text:p>
      <text:p text:style-name="P2"><text:tab/><text:tab/></text:p>
      <text:p text:style-name="P2"><text:tab/><text:span text:style-name="T1">c2:</text:span></text:p>
      <text:p text:style-name="P2"><text:tab/><text:tab/><text:span text:style-name="T1">switch a.type() {</text:span></text:p>
      <text:p text:style-name="P2"><text:tab/><text:tab/>}</text:p>
      <text:p text:style-name="P2">- <text:span text:style-name="T1">$GOPATH = $PWD</text:span></text:p>
      <text:p text:style-name="P2">- <text:span text:style-name="T2">go build dùng để tổ chức nhiều file go</text:span></text:p>
      <text:p text:style-name="P2">- <text:span text:style-name="T2">package thực thi: main, package thư viện: tên khác main</text:span></text:p>
      <text:p text:style-name="P2">- <text:span text:style-name="T3">go get ./... : download tat ca dependency can thiet</text:span></text:p>
      <text:p text:style-name="P2">- <text:s/><text:span text:style-name="T4">với các hàm: nếu viết hoa chữ đầu IDENT thì là public</text:span></text:p>
      <text:p text:style-name="P2">- <text:span text:style-name="T4">với các hàm: nếu chữ đầu viết thường IDENT thì là private</text:span></text:p>
      <text:p text:style-name="P2">- <text:span text:style-name="T5">profiling</text:span></text:p>
      <text:p text:style-name="P2"/>
      <text:p text:style-name="P2">- <text:span text:style-name="T6">extra: gcc go,</text:span></text:p>
      <text:p text:style-name="P2"/>
      <text:p text:style-name="P3">Test coverage GOLANG:</text:p>
      <text:p text:style-name="P19">% go test -coverprofile=coverage.out </text:p>
      <text:p text:style-name="Preformatted_20_Text">PASS</text:p>
      <text:p text:style-name="Preformatted_20_Text">coverage: 42.9% of statements</text:p>
      <text:p text:style-name="Preformatted_20_Text">ok <text:s text:c="5"/>size <text:s text:c="3"/>0.030s</text:p>
      <text:p text:style-name="P20">%</text:p>
      <text:p text:style-name="P19">% go tool cover -func=coverage.out</text:p>
      <text:p text:style-name="Preformatted_20_Text">size.go: <text:s text:c="3"/>Size <text:s text:c="9"/>42.9%</text:p>
      <text:p text:style-name="Preformatted_20_Text">total: <text:s text:c="5"/>(statements) <text:s/>42.9%</text:p>
      <text:p text:style-name="P20">%</text:p>
      <text:p text:style-name="P19">$ go tool cover -html=coverage.out</text:p>
      <text:p text:style-name="P2"/>
      <text:p text:style-name="P2"/>
      <text:p text:style-name="P4">W4:</text:p>
      <text:p text:style-name="P4">Note:</text:p>
      <text:p text:style-name="P5">Go Routine</text:p>
      <text:p text:style-name="P5">Channel: waiting ← someone // waiting when have someone access to it</text:p>
      <text:p text:style-name="P6">Buffer channel: set buffer for channel</text:p>
      <text:p text:style-name="P7">Range and close: khi channel khong con nhan gia tri nua thi dong bang close(), <text:span text:style-name="T7">thuong chi close tu phia sender chu khong close tu receiver</text:span></text:p>
      <text:p text:style-name="P7"/>
      <text:p text:style-name="P8">Doc ky lai: <text:a xlink:type="simple" xlink:href="https://talks.golang.org/2013/advconc.slide">https://talks.golang.org/2013/advconc.slide</text:a></text:p>
      <text:p text:style-name="P8"/>
      <text:p text:style-name="P9"><text:a xlink:type="simple" xlink:href="http://play.golang.org/p/wkfwpJVYYq">http://play.golang.org/p/wkfwpJVYYq</text:a></text:p>
      <text:p text:style-name="P9"/>
      <text:p text:style-name="P10">W5: Design Pattern</text:p>
      <text:p text:style-name="P10"/>
      <text:p text:style-name="P11">+ Singleton: <text:span text:style-name="T8">dam bao mot class chi co mot instance</text:span></text:p>
      <text:p text:style-name="P12">VD: log.Errorf(), db.Init()</text:p>
      <text:p text:style-name="P15">https://github.com/ng-vu/min-require</text:p>
      <text:p text:style-name="P13"><text:soft-page-break/>+ Object pool: <text:span text:style-name="T11">mot pool cac object de su dung luon, do chi phi khoi tao va xoa di.</text:span></text:p>
      <text:p text:style-name="P13"/>
      <text:p text:style-name="P13">+ Adapter: <text:span text:style-name="T12">try again</text:span></text:p>
      <text:p text:style-name="P13"/>
      <text:p text:style-name="P13">+ Proxy:</text:p>
      <text:p text:style-name="P13"><text:tab/><text:span text:style-name="T13">Important: proxy khong lam thay doi ket qua, proxy chi lam cau noi dung giua</text:span></text:p>
      <text:p text:style-name="P13"/>
      <text:p text:style-name="P13">+ Observer</text:p>
      <text:p text:style-name="P13"/>
      <text:p text:style-name="P13">+ Double checked lock<text:span text:style-name="T9">ing</text:span></text:p>
      <text:p text:style-name="P14"/>
      <text:p text:style-name="P16">+ <text:span text:style-name="T10">Thread pool</text:span></text:p>
      <text:p text:style-name="P16"/>
      <text:p text:style-name="P15">https://github.com/ng-vu/min-require</text:p>
      <text:p text:style-name="P10"/>
      <text:p text:style-name="P10"/>
      <text:p text:style-name="P17">JSDay4:</text:p>
      <text:p text:style-name="P17">Call back:</text:p>
      <text:p text:style-name="P17">+ Higher order function</text:p>
      <text:p text:style-name="P18">+ Promise: mot khai niem quan trong trong lap trinh asynchronus js</text:p>
      <text:p text:style-name="P18"><text:tab/>- promise a+: <text:s/>đặt c<text:span text:style-name="T14">hannel bắt lỗi cuối cùng</text:span></text:p>
      <text:p text:style-name="P18"/>
      <text:p text:style-name="P18"><text:line-break/><text:line-break/><text:span text:style-name="T15">GODAY5:</text:span></text:p>
      <text:p text:style-name="P22">+ Web Architecture: 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3:51:45.857098914</meta:creation-date>
    <dc:date>2015-10-20T14:09:16.843559656</dc:date>
    <meta:editing-duration>PT9H25M18S</meta:editing-duration>
    <meta:editing-cycles>34</meta:editing-cycles>
    <meta:generator>LibreOffice/4.2.6.3$Linux_x86 LibreOffice_project/420m0$Build-3</meta:generator>
    <meta:document-statistic meta:table-count="0" meta:image-count="0" meta:object-count="0" meta:page-count="2" meta:paragraph-count="54" meta:word-count="267" meta:character-count="1556" meta:non-whitespace-character-count="1300"/>
  </office:meta>
</office:document-meta>
</file>